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-item-3[<delta:removed-content delta:removal-change-idref="D"><text:span text:style-name="T1">this will be deleted</text:span></delta:removed-content><delta:remove-leaving-content-end delta:end-element-id="end3"/><delta:remove-leaving-content-end delta:end-element-id="end2"/><delta:remove-leaving-content-end delta:end-element-id="end1"/><delta:remove-leaving-content-start delta:removal-change-idref="D" delta:end-element-idref="end4"><text:p text:style-name="P2"/></delta:remove-leaving-content-start><delta:removed-content delta:removal-change-idref="D"><text:span text:style-name="T1">This is a paragraph after the list</text:span></delta:removed-content>]. This will not be deleted.<delta:remove-leaving-content-end delta:end-element-id="end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0T14:47:19</dc:date>
    <meta:creation-date>2010-10-21T11:37:56</meta:creation-date>
    <dc:creator>Tristan Mitchell</dc:creator>
  </office:meta>
</office:document-meta>
</file>